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8847in" table:align="left"/>
    </style:style>
    <style:style style:name="Table1.A" style:family="table-column">
      <style:table-column-properties style:column-width="2.616in"/>
    </style:style>
    <style:style style:name="Table1.B" style:family="table-column">
      <style:table-column-properties style:column-width="2.6347in"/>
    </style:style>
    <style:style style:name="Table1.C" style:family="table-column">
      <style:table-column-properties style:column-width="2.634in"/>
    </style:style>
    <style:style style:name="Table1.1" style:family="table-row">
      <style:table-row-properties style:min-row-height="11.0625in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true" fo:line-height="100%"/>
      <style:text-properties fo:font-size="9pt" style:font-size-asian="9pt" style:font-size-complex="9pt"/>
    </style:style>
    <style:style style:name="P2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true" fo:line-height="100%" style:page-number="auto" style:shadow="none"/>
      <style:text-properties fo:font-size="9.5pt" officeooo:paragraph-rsid="001409f4" style:font-size-asian="9.5pt" style:font-size-complex="9.5pt"/>
    </style:style>
    <style:style style:name="P3" style:family="paragraph" style:parent-style-name="Text_20_body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4" style:family="paragraph" style:parent-style-name="Text_20_body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69999980926514pt" officeooo:paragraph-rsid="001409f4" style:font-size-asian="9.69999980926514pt" style:font-size-complex="9.69999980926514pt"/>
    </style:style>
    <style:style style:name="P5" style:family="paragraph" style:parent-style-name="Text_20_body" style:list-style-name="L17">
      <style:text-properties fo:font-size="9.69999980926514pt" officeooo:paragraph-rsid="001409f4" style:font-size-asian="9.69999980926514pt" style:font-size-complex="9.69999980926514pt"/>
    </style:style>
    <style:style style:name="P6" style:family="paragraph" style:parent-style-name="Text_20_body" style:list-style-name="L1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7" style:family="paragraph" style:parent-style-name="Text_20_body" style:list-style-name="L2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8" style:family="paragraph" style:parent-style-name="Text_20_body" style:list-style-name="L3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9" style:family="paragraph" style:parent-style-name="Text_20_body" style:list-style-name="L4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0" style:family="paragraph" style:parent-style-name="Text_20_body" style:list-style-name="L5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1" style:family="paragraph" style:parent-style-name="Text_20_body" style:list-style-name="L6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2" style:family="paragraph" style:parent-style-name="Text_20_body" style:list-style-name="L7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3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4" style:family="paragraph" style:parent-style-name="Text_20_body" style:list-style-name="L8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91a70" style:font-size-asian="9.5pt" style:font-size-complex="9.5pt"/>
    </style:style>
    <style:style style:name="P15" style:family="paragraph" style:parent-style-name="Text_20_body" style:list-style-name="L9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6" style:family="paragraph" style:parent-style-name="Text_20_body" style:list-style-name="L10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7" style:family="paragraph" style:parent-style-name="Text_20_body" style:list-style-name="L11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8" style:family="paragraph" style:parent-style-name="Text_20_body" style:list-style-name="L12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19" style:family="paragraph" style:parent-style-name="Text_20_body" style:list-style-name="L13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20" style:family="paragraph" style:parent-style-name="Text_20_body" style:list-style-name="L14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21" style:family="paragraph" style:parent-style-name="Text_20_body" style:list-style-name="L15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22" style:family="paragraph" style:parent-style-name="Text_20_body" style:list-style-name="L16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409f4" style:font-size-asian="9.5pt" style:font-size-complex="9.5pt"/>
    </style:style>
    <style:style style:name="P23" style:family="paragraph" style:parent-style-name="Text_20_body" style:list-style-name="L16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807a5" style:font-size-asian="9.5pt" style:font-size-complex="9.5pt"/>
    </style:style>
    <style:style style:name="P24" style:family="paragraph" style:parent-style-name="Text_20_body" style:list-style-name="L16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91a70" style:font-size-asian="9.5pt" style:font-size-complex="9.5pt"/>
    </style:style>
    <style:style style:name="P25" style:family="paragraph" style:parent-style-name="Text_20_body">
      <loext:graphic-properties draw:fill-image-width="0in" draw:fill-image-height="0in"/>
      <style:paragraph-properties fo:margin-top="0in" fo:margin-bottom="0in" loext:contextual-spacing="true" fo:line-height="100%" fo:text-align="start" style:justify-single-word="false" style:shadow="none"/>
      <style:text-properties fo:font-size="9.5pt" officeooo:paragraph-rsid="00191a70" style:font-size-asian="9.5pt" style:font-size-complex="9.5pt"/>
    </style:style>
    <style:style style:name="P26" style:family="paragraph" style:parent-style-name="Text_20_body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5pt" officeooo:paragraph-rsid="00191a70" style:font-size-asian="9.5pt" style:font-size-complex="9.5pt"/>
    </style:style>
    <style:style style:name="P27" style:family="paragraph" style:parent-style-name="Text_20_body" style:list-style-name="L16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69999980926514pt" officeooo:paragraph-rsid="001409f4" style:font-size-asian="9.69999980926514pt" style:font-size-complex="9.69999980926514pt"/>
    </style:style>
    <style:style style:name="P28" style:family="paragraph" style:parent-style-name="Text_20_body" style:list-style-name="L17">
      <loext:graphic-properties draw:fill-image-width="0in" draw:fill-image-height="0in"/>
      <style:paragraph-properties fo:margin-top="0in" fo:margin-bottom="0in" loext:contextual-spacing="true" fo:line-height="100%" style:shadow="none"/>
      <style:text-properties fo:font-size="9.69999980926514pt" officeooo:paragraph-rsid="001409f4" style:font-size-asian="9.69999980926514pt" style:font-size-complex="9.69999980926514pt"/>
    </style:style>
    <style:style style:name="P29" style:family="paragraph" style:parent-style-name="Text_20_body" style:list-style-name="L17">
      <style:paragraph-properties fo:margin-top="0in" fo:margin-bottom="0in" loext:contextual-spacing="false"/>
      <style:text-properties fo:font-size="9.69999980926514pt" officeooo:paragraph-rsid="001409f4" style:font-size-asian="9.69999980926514pt" style:font-size-complex="9.69999980926514pt"/>
    </style:style>
    <style:style style:name="P30" style:family="paragraph" style:parent-style-name="Text_20_body">
      <style:paragraph-properties fo:margin-top="0in" fo:margin-bottom="0in" loext:contextual-spacing="false"/>
      <style:text-properties fo:font-size="9.69999980926514pt" officeooo:paragraph-rsid="001409f4" style:font-size-asian="9.69999980926514pt" style:font-size-complex="9.6999998092651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1. Введение в JavaScript: </text:p>
            <text:list xml:id="list7743795229291144014" text:style-name="L1">
              <text:list-item>
                <text:p text:style-name="P6">Версии JavaScript; </text:p>
              </text:list-item>
              <text:list-item>
                <text:p text:style-name="P6">Client-side JavaScript; </text:p>
              </text:list-item>
              <text:list-item>
                <text:p text:style-name="P6">Примеры использования JavaScript; </text:p>
              </text:list-item>
              <text:list-item>
                <text:p text:style-name="P6">Популярность JavaScript. </text:p>
              </text:list-item>
            </text:list>
            <text:p text:style-name="P3">2. Лексическая структура: </text:p>
            <text:list xml:id="list1019422750099960912" text:style-name="L2">
              <text:list-item>
                <text:p text:style-name="P7">Кодировка и case sensitivity; </text:p>
              </text:list-item>
              <text:list-item>
                <text:p text:style-name="P7">Пробелы; </text:p>
              </text:list-item>
              <text:list-item>
                <text:p text:style-name="P7">Комментарии; </text:p>
              </text:list-item>
              <text:list-item>
                <text:p text:style-name="P7">Идентификаторы; </text:p>
              </text:list-item>
              <text:list-item>
                <text:p text:style-name="P7">Зарезервированные слова. </text:p>
              </text:list-item>
            </text:list>
            <text:p text:style-name="P3">3.Типы данных: </text:p>
            <text:list xml:id="list1231032930955988595" text:style-name="L3">
              <text:list-item>
                <text:p text:style-name="P8">Числа; </text:p>
              </text:list-item>
              <text:list-item>
                <text:p text:style-name="P8">Строки; </text:p>
              </text:list-item>
              <text:list-item>
                <text:p text:style-name="P8">Логический тип; </text:p>
              </text:list-item>
              <text:list-item>
                <text:p text:style-name="P8">Функции; </text:p>
              </text:list-item>
              <text:list-item>
                <text:p text:style-name="P8">Объекты; </text:p>
              </text:list-item>
              <text:list-item>
                <text:p text:style-name="P8">Массивы; </text:p>
              </text:list-item>
              <text:list-item>
                <text:p text:style-name="P8">Значения null и undefined; </text:p>
              </text:list-item>
              <text:list-item>
                <text:p text:style-name="P8">Объектные оболочки примитивных типов; </text:p>
              </text:list-item>
              <text:list-item>
                <text:p text:style-name="P8">Конвертация типов данных. </text:p>
              </text:list-item>
            </text:list>
            <text:p text:style-name="P3">4. Переменные: </text:p>
            <text:list xml:id="list5274996876915267863" text:style-name="L4">
              <text:list-item>
                <text:p text:style-name="P9">Типизация и декларация; </text:p>
              </text:list-item>
              <text:list-item>
                <text:p text:style-name="P9">Область видимости; </text:p>
              </text:list-item>
              <text:list-item>
                <text:p text:style-name="P9">Блочная область видимости; </text:p>
              </text:list-item>
              <text:list-item>
                <text:p text:style-name="P9">Примитивные и ссылочные типы; </text:p>
              </text:list-item>
              <text:list-item>
                <text:p text:style-name="P9">Сборщик мусора ; </text:p>
              </text:list-item>
              <text:list-item>
                <text:p text:style-name="P9">Переменные и свойства объекта; </text:p>
              </text:list-item>
              <text:list-item>
                <text:p text:style-name="P9">Цепочка видимости (scope chain). </text:p>
              </text:list-item>
            </text:list>
            <text:p text:style-name="P3">5. Операторы: </text:p>
            <text:list xml:id="list5342455805974977988" text:style-name="L5">
              <text:list-item>
                <text:p text:style-name="P10">Обзор операторов JS; </text:p>
              </text:list-item>
              <text:list-item>
                <text:p text:style-name="P10">Число операндов; </text:p>
              </text:list-item>
              <text:list-item>
                <text:p text:style-name="P10">Приоритеты операций; </text:p>
              </text:list-item>
              <text:list-item>
                <text:p text:style-name="P10">Ассоциативность оператора; </text:p>
              </text:list-item>
              <text:list-item>
                <text:p text:style-name="P10">Арифметические операторы; </text:p>
              </text:list-item>
              <text:list-item>
                <text:p text:style-name="P10">Equality (==) и Identity (===); </text:p>
              </text:list-item>
              <text:list-item>
                <text:p text:style-name="P10">Условные операторы; </text:p>
              </text:list-item>
              <text:list-item>
                <text:p text:style-name="P10">Строковые операторы; </text:p>
              </text:list-item>
              <text:list-item>
                <text:p text:style-name="P10">Логические операторы; </text:p>
              </text:list-item>
              <text:list-item>
                <text:p text:style-name="P10">Битовые операторы; </text:p>
              </text:list-item>
              <text:list-item>
                <text:p text:style-name="P10">Оператор присваивания; </text:p>
              </text:list-item>
              <text:list-item>
                <text:p text:style-name="P10">Прочие операторы. </text:p>
              </text:list-item>
            </text:list>
            <text:p text:style-name="P3">6. Инструкции: </text:p>
            <text:list xml:id="list8169340008316507107" text:style-name="L6">
              <text:list-item>
                <text:p text:style-name="P11">Условная инструкция; </text:p>
              </text:list-item>
              <text:list-item>
                <text:p text:style-name="P11">Инструкция switch; </text:p>
              </text:list-item>
              <text:list-item>
                <text:p text:style-name="P11">Инструкция while; </text:p>
              </text:list-item>
              <text:list-item>
                <text:p text:style-name="P11">Инструкция do/while; </text:p>
              </text:list-item>
              <text:list-item>
                <text:p text:style-name="P11">Инструкция for; </text:p>
              </text:list-item>
              <text:list-item>
                <text:p text:style-name="P11">Инструкция for/in; </text:p>
              </text:list-item>
              <text:list-item>
                <text:p text:style-name="P11">Инструкция break; </text:p>
              </text:list-item>
              <text:list-item>
                <text:p text:style-name="P11">Инструкция continue; </text:p>
              </text:list-item>
              <text:list-item>
                <text:p text:style-name="P11">Инструкции var и let. </text:p>
              </text:list-item>
            </text:list>
            <text:p text:style-name="P3">7. Объекты и массивы: </text:p>
            <text:list xml:id="list6235580198005001905" text:style-name="L7">
              <text:list-item>
                <text:p text:style-name="P12">Объект; </text:p>
              </text:list-item>
              <text:list-item>
                <text:p text:style-name="P12">Свойства объекта; </text:p>
              </text:list-item>
              <text:list-item>
                <text:p text:style-name="P12">Объект как массив; </text:p>
              </text:list-item>
              <text:list-item>
                <text:p text:style-name="P12">Стандартные свойства и методы объектов; </text:p>
              </text:list-item>
              <text:list-item>
                <text:p text:style-name="P12">Массив; </text:p>
              </text:list-item>
              <text:list-item>
                <text:p text:style-name="P12">Доступ к элементам массива; </text:p>
              </text:list-item>
              <text:list-item>
                <text:p text:style-name="P12">Добавление нового элемента в массив; </text:p>
              </text:list-item>
              <text:list-item>
                <text:p text:style-name="P12">Длина массива; </text:p>
              </text:list-item>
              <text:list-item>
                <text:p text:style-name="P12">Методы массивов. </text:p>
              </text:list-item>
            </text:list>
          </table:table-cell>
          <table:table-cell table:style-name="Table1.A1" office:value-type="string">
            <text:p text:style-name="P26">8. Использование исключений в JavaScript: </text:p>
            <text:list xml:id="list3470139594426802326" text:style-name="L8">
              <text:list-item>
                <text:p text:style-name="P14">Понятие исключения; </text:p>
              </text:list-item>
              <text:list-item>
                <text:p text:style-name="P14">throw; </text:p>
              </text:list-item>
              <text:list-item>
                <text:p text:style-name="P14">try-catch-finally; </text:p>
              </text:list-item>
              <text:list-item>
                <text:p text:style-name="P13">Наилучшая практика использования исключений. </text:p>
              </text:list-item>
            </text:list>
            <text:p text:style-name="P3">9. Функции: </text:p>
            <text:list xml:id="list1569169159331165508" text:style-name="L9">
              <text:list-item>
                <text:p text:style-name="P15">Определение и вызов функции; </text:p>
              </text:list-item>
              <text:list-item>
                <text:p text:style-name="P15">Аргументы функции и объект Arguments; </text:p>
              </text:list-item>
              <text:list-item>
                <text:p text:style-name="P15">Функции как данные; </text:p>
              </text:list-item>
              <text:list-item>
                <text:p text:style-name="P15">Функции как методы; </text:p>
              </text:list-item>
              <text:list-item>
                <text:p text:style-name="P15">Методы и свойства объекта функции; </text:p>
              </text:list-item>
              <text:list-item>
                <text:p text:style-name="P15">Call-объект; </text:p>
              </text:list-item>
              <text:list-item>
                <text:p text:style-name="P15">Область видимости и замыкания; </text:p>
              </text:list-item>
              <text:list-item>
                <text:p text:style-name="P15">Конструктор Function(). </text:p>
              </text:list-item>
            </text:list>
            <text:p text:style-name="P3">10. Классы и прототипы: </text:p>
            <text:list xml:id="list5643248804577790395" text:style-name="L10">
              <text:list-item>
                <text:p text:style-name="P16">Конструкторы; </text:p>
              </text:list-item>
              <text:list-item>
                <text:p text:style-name="P16">Прототип и наследование свойств; </text:p>
              </text:list-item>
              <text:list-item>
                <text:p text:style-name="P16">Эмуляция классов JavaScript; </text:p>
              </text:list-item>
              <text:list-item>
                <text:p text:style-name="P16">Общие методы; </text:p>
              </text:list-item>
              <text:list-item>
                <text:p text:style-name="P16">Наследование классов. </text:p>
              </text:list-item>
            </text:list>
            <text:p text:style-name="P3">11. JavaScript в Web-браузере: </text:p>
            <text:list xml:id="list269198655551917100" text:style-name="L11">
              <text:list-item>
                <text:p text:style-name="P17">Роль JS в Web, обзор основных возможностей JS в web-браузере; </text:p>
              </text:list-item>
              <text:list-item>
                <text:p text:style-name="P17">Объект window как глобальный контекст; </text:p>
              </text:list-item>
              <text:list-item>
                <text:p text:style-name="P17">Внедрение JS в HTML; </text:p>
              </text:list-item>
              <text:list-item>
                <text:p text:style-name="P17">Выполнение программ JS; </text:p>
              </text:list-item>
              <text:list-item>
                <text:p text:style-name="P17">Безопасность JavaScript. </text:p>
              </text:list-item>
            </text:list>
            <text:p text:style-name="P3">12. Document Object Model: </text:p>
            <text:list xml:id="list4231385109695260020" text:style-name="L12">
              <text:list-item>
                <text:p text:style-name="P18">Модель DOMф; </text:p>
              </text:list-item>
              <text:list-item>
                <text:p text:style-name="P18">DOM Level 0; </text:p>
              </text:list-item>
              <text:list-item>
                <text:p text:style-name="P18">W3C DOM; </text:p>
              </text:list-item>
              <text:list-item>
                <text:p text:style-name="P18">Универсальное представление дерева; </text:p>
              </text:list-item>
              <text:list-item>
                <text:p text:style-name="P18">HTML имплементация DOM-модели; </text:p>
              </text:list-item>
              <text:list-item>
                <text:p text:style-name="P18">Версии W3C DOM -модели; </text:p>
              </text:list-item>
              <text:list-item>
                <text:p text:style-name="P18">Совместимость DOM в браузерах; </text:p>
              </text:list-item>
              <text:list-item>
                <text:p text:style-name="P18">Обход DOM-дерева; </text:p>
              </text:list-item>
              <text:list-item>
                <text:p text:style-name="P18">Поиск элементов в документе; </text:p>
              </text:list-item>
              <text:list-item>
                <text:p text:style-name="P18">Модификация документа; </text:p>
              </text:list-item>
              <text:list-item>
                <text:p text:style-name="P18">Добавление элементов в документ; </text:p>
              </text:list-item>
              <text:list-item>
                <text:p text:style-name="P18">Свойство innerHTML. </text:p>
              </text:list-item>
            </text:list>
            <text:p text:style-name="P3">13. Каскадные таблицы стилей: </text:p>
            <text:list xml:id="list5049369350150759817" text:style-name="L13">
              <text:list-item>
                <text:p text:style-name="P19">Введение в CSS; </text:p>
              </text:list-item>
              <text:list-item>
                <text:p text:style-name="P19">Атрибуты видимости и позиционирования; </text:p>
              </text:list-item>
              <text:list-item>
                <text:p text:style-name="P19">CSS box-model; </text:p>
              </text:list-item>
              <text:list-item>
                <text:p text:style-name="P19">Атрибуты Visibility и Display; </text:p>
              </text:list-item>
              <text:list-item>
                <text:p text:style-name="P19">Атрибут z-index; </text:p>
              </text:list-item>
              <text:list-item>
                <text:p text:style-name="P19">Атрибуты overflow and clip; </text:p>
              </text:list-item>
              <text:list-item>
                <text:p text:style-name="P19">Управление стилями с помощью JavaScript; </text:p>
              </text:list-item>
              <text:list-item>
                <text:p text:style-name="P19">HTML-анимация; </text:p>
              </text:list-item>
              <text:list-item>
                <text:p text:style-name="P19">Включение и выключение CSS. </text:p>
              </text:list-item>
            </text:list>
            <text:p text:style-name="P3">14. Протокол HTTP: </text:p>
            <text:list xml:id="list2206630209491038786" text:style-name="L14">
              <text:list-item>
                <text:p text:style-name="P20">Веб-сервера; </text:p>
              </text:list-item>
              <text:list-item>
                <text:p text:style-name="P20">POST- и GET-методы; </text:p>
              </text:list-item>
              <text:list-item>
                <text:p text:style-name="P20">Другие методы; </text:p>
              </text:list-item>
              <text:list-item>
                <text:p text:style-name="P20">Коды состояния HTTP. </text:p>
              </text:list-item>
            </text:list>
            <text:p text:style-name="P3">15. Формы: </text:p>
            <text:list xml:id="list8492103625497233280" text:style-name="L15">
              <text:list-item>
                <text:p text:style-name="P21">Доступ к форме и к элементам формы; </text:p>
              </text:list-item>
              <text:list-item>
                <text:p text:style-name="P21">Определение элементов формы; </text:p>
              </text:list-item>
              <text:list-item>
                <text:p text:style-name="P21">Общие свойства элементам формы; </text:p>
              </text:list-item>
              <text:list-item>
                <text:p text:style-name="P21">Элементы формы. </text:p>
              </text:list-item>
            </text:list>
          </table:table-cell>
          <table:table-cell table:style-name="Table1.A1" office:value-type="string">
            <text:p text:style-name="P25">16. Управление окном браузера: </text:p>
            <text:list xml:id="list4527996697217836586" text:style-name="L16">
              <text:list-item>
                <text:p text:style-name="P24">Таймеры; </text:p>
              </text:list-item>
              <text:list-item>
                <text:p text:style-name="P24">Свойство window.location; </text:p>
              </text:list-item>
              <text:list-item>
                <text:p text:style-name="P23">История загрузки документов; </text:p>
              </text:list-item>
              <text:list-item>
                <text:p text:style-name="P23">Геометрия окна; </text:p>
              </text:list-item>
              <text:list-item>
                <text:p text:style-name="P27">Объект Screen; </text:p>
              </text:list-item>
              <text:list-item>
                <text:p text:style-name="P27">Объект Navigator; </text:p>
              </text:list-item>
              <text:list-item>
                <text:p text:style-name="P27">Открытие нового окна; </text:p>
              </text:list-item>
              <text:list-item>
                <text:p text:style-name="P27">Диалоговые окна; </text:p>
              </text:list-item>
              <text:list-item>
                <text:p text:style-name="P27">Обработка ошибок. </text:p>
              </text:list-item>
            </text:list>
            <text:p text:style-name="P4">17. Библиотека jQuery: </text:p>
            <text:list xml:id="list6760748174174130783" text:style-name="L17">
              <text:list-item>
                <text:p text:style-name="P28">Обзор jQuery; </text:p>
              </text:list-item>
              <text:list-item>
                <text:p text:style-name="P28">jQuery селекторы; </text:p>
              </text:list-item>
              <text:list-item>
                <text:p text:style-name="P28">Манипуляции DOM; </text:p>
              </text:list-item>
              <text:list-item>
                <text:p text:style-name="P28">Манипуляции CSS; </text:p>
              </text:list-item>
              <text:list-item>
                <text:p text:style-name="P28">Использование jQuery для создания обработчиков событий; </text:p>
              </text:list-item>
              <text:list-item>
                <text:p text:style-name="P29">Использование jQuery для создания визуальных эффектов. </text:p>
              </text:list-item>
            </text:list>
            <text:p text:style-name="P30">18. События: </text:p>
            <text:list xml:id="list193740040081934" text:continue-numbering="true" text:style-name="L17">
              <text:list-item>
                <text:p text:style-name="P28">Событийно-ориентированное программирование; </text:p>
              </text:list-item>
              <text:list-item>
                <text:p text:style-name="P28">Добавление обработчиков событий; </text:p>
              </text:list-item>
              <text:list-item>
                <text:p text:style-name="P28">События браузера; </text:p>
              </text:list-item>
              <text:list-item>
                <text:p text:style-name="P28">События документа; </text:p>
              </text:list-item>
              <text:list-item>
                <text:p text:style-name="P28">События формы; </text:p>
              </text:list-item>
              <text:list-item>
                <text:p text:style-name="P28">События клавиатуры; </text:p>
              </text:list-item>
              <text:list-item>
                <text:p text:style-name="P28">События мыши. </text:p>
              </text:list-item>
            </text:list>
            <text:p text:style-name="P4">19. Cookies: </text:p>
            <text:list xml:id="list193740364857839" text:continue-numbering="true" text:style-name="L17">
              <text:list-item>
                <text:p text:style-name="P28">Обзор Cookies; </text:p>
              </text:list-item>
              <text:list-item>
                <text:p text:style-name="P28">Безопасность и ограничения; </text:p>
              </text:list-item>
              <text:list-item>
                <text:p text:style-name="P28">Время жизни cookie; </text:p>
              </text:list-item>
              <text:list-item>
                <text:p text:style-name="P28">Создание и область действия cookie; </text:p>
              </text:list-item>
              <text:list-item>
                <text:p text:style-name="P28">Чтение cookie; </text:p>
              </text:list-item>
              <text:list-item>
                <text:p text:style-name="P28">Удаление cookie; </text:p>
              </text:list-item>
              <text:list-item>
                <text:p text:style-name="P28">Использование jQuery для работы с cookie (jQuery plugin). </text:p>
              </text:list-item>
            </text:list>
            <text:p text:style-name="P4">20. Асинхронное программирование в JavaScript: </text:p>
            <text:list xml:id="list193742063687816" text:continue-numbering="true" text:style-name="L17">
              <text:list-item>
                <text:p text:style-name="P28">Асинхронное программирование; </text:p>
              </text:list-item>
              <text:list-item>
                <text:p text:style-name="P28">Преимущества асинхронного программирования; </text:p>
              </text:list-item>
              <text:list-item>
                <text:p text:style-name="P28">Функция обратного вызова - основа асинхронного программирования </text:p>
              </text:list-item>
              <text:list-item>
                <text:p text:style-name="P28">XMLHttpRequest; </text:p>
              </text:list-item>
              <text:list-item>
                <text:p text:style-name="P28">Использование XML для AJAX; </text:p>
              </text:list-item>
              <text:list-item>
                <text:p text:style-name="P28">Использование JSON для AJAX; </text:p>
              </text:list-item>
              <text:list-item>
                <text:p text:style-name="P28">Использование jQuery для AJAX вызовов; </text:p>
              </text:list-item>
              <text:list-item>
                <text:p text:style-name="P28">Отложенные (deferred) объекты. </text:p>
              </text:list-item>
            </text:list>
            <text:p text:style-name="P4">21. Model-View-Controller библиотеки (frameworks) для JavaScript: </text:p>
            <text:list xml:id="list193741504778889" text:continue-numbering="true" text:style-name="L17">
              <text:list-item>
                <text:p text:style-name="P28">Что такое MVC? </text:p>
              </text:list-item>
              <text:list-item>
                <text:p text:style-name="P28">Типичные возможности MVC-библиотек; </text:p>
              </text:list-item>
              <text:list-item>
                <text:p text:style-name="P28">Backbone.js; </text:p>
              </text:list-item>
              <text:list-item>
                <text:p text:style-name="P28">Другие MVC-библиотеки. </text:p>
              </text:list-item>
            </text:list>
            <text:p text:style-name="P4">22. JavaScript -инструменты: </text:p>
            <text:list xml:id="list193740761845471" text:continue-numbering="true" text:style-name="L17">
              <text:list-item>
                <text:p text:style-name="P28">Отладка JavaScript; </text:p>
              </text:list-item>
              <text:list-item>
                <text:p text:style-name="P28">Сжатие кода; </text:p>
              </text:list-item>
              <text:list-item>
                <text:p text:style-name="P28">Тестирование приложений на JavaScript. </text:p>
              </text:list-item>
            </text:list>
            <text:p text:style-name="P4">23. Будущее JavaScript: </text:p>
            <text:list xml:id="list193740813213473" text:continue-numbering="true" text:style-name="L17">
              <text:list-item>
                <text:p text:style-name="P5">ECMAScript 6. 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799in" fo:margin-bottom="0.1799in" fo:margin-left="0.1799in" fo:margin-right="0.179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6-12-08T00:49:22.623351558</meta:print-date>
    <dc:date>2017-05-21T19:37:12.279077931</dc:date>
    <meta:editing-duration>PT7M53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74" meta:word-count="645" meta:character-count="4312" meta:non-whitespace-character-count="3818"/>
  </office:meta>
</office:document-meta>
</file>